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Endpoint.getErrorHandl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ndpoint.setSchemaResource( Resource schema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ndpoint.ge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ndpoint.getSchema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ndpoint.processInOut( MessageExchange exchange , NormalizedMessage in , NormalizedMessage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idationEndpoint.getSchema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ndpoint.getHandlingErro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ndpoint.doValidation( Validator validator , DOMSource src , DOM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ndpoint.setHandlingErrorMethod( String handlingError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ndpoint.setSchemaSource( Source schem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ndpoint.done( MessageExchange messag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ndpoint.star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ValidationEndpoint.setSchema( Schema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ndpoint.startValidation( MessageExchange exchange , NormalizedMessage in , NormalizedMessage out , Fault faul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ValidationEndpoint.setErrorHandlerFactory( MessageAwareErrorHandlerFactory errorHandl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ndpoint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ndpoint.fail( MessageExchange messageExchange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ndpoint.sendSync( MessageExchange messag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ndpoint.setSchemaLanguage( String schema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ndpoint.send( MessageExchange messag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ndpoint.getSchem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ndpoint.processInOnly( MessageExchange exchange , NormalizedMessage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